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sub 58%" fo:font-size="11pt" style:font-size-asian="11pt" style:font-size-complex="11pt"/>
    </style:style>
    <style:style style:name="T3" style:family="text">
      <style:text-properties style:text-position="-33% 58%" fo:font-size="11pt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457cm" svg:height="1.458cm" svg:x="4.5cm" svg:y="2.221cm">
          <text:p text:style-name="P1"><text:span text:style-name="T1">CLA</text:span></text:p>
        </draw:rect>
        <draw:rect draw:style-name="gr1" draw:text-style-name="P2" draw:layer="layout" svg:width="1.457cm" svg:height="1.458cm" svg:x="5.957cm" svg:y="2.221cm">
          <text:p text:style-name="P1"><text:span text:style-name="T1">INS</text:span></text:p>
        </draw:rect>
        <draw:rect draw:style-name="gr1" draw:text-style-name="P2" draw:layer="layout" svg:width="1.457cm" svg:height="1.458cm" svg:x="7.414cm" svg:y="2.221cm">
          <text:p text:style-name="P1"><text:span text:style-name="T1">P1</text:span></text:p>
        </draw:rect>
        <draw:rect draw:style-name="gr1" draw:text-style-name="P2" draw:layer="layout" svg:width="1.458cm" svg:height="1.458cm" svg:x="8.871cm" svg:y="2.221cm">
          <text:p text:style-name="P1"><text:span text:style-name="T1">P2</text:span></text:p>
        </draw:rect>
        <draw:rect draw:style-name="gr1" draw:text-style-name="P2" draw:layer="layout" svg:width="1.457cm" svg:height="1.458cm" svg:x="10.329cm" svg:y="2.221cm">
          <text:p text:style-name="P1"><text:span text:style-name="T1">L</text:span><text:span text:style-name="T2">e</text:span></text:p>
        </draw:rect>
        <draw:rect draw:style-name="gr1" draw:text-style-name="P2" draw:layer="layout" svg:width="3.857cm" svg:height="1.458cm" svg:x="11.786cm" svg:y="2.221cm">
          <text:p text:style-name="P1"><text:span text:style-name="T1">Command Data</text:span></text:p>
        </draw:rect>
        <draw:rect draw:style-name="gr1" draw:text-style-name="P2" draw:layer="layout" svg:width="1.457cm" svg:height="1.458cm" svg:x="15.643cm" svg:y="2.221cm">
          <text:p text:style-name="P1"><text:span text:style-name="T1">L</text:span><text:span text:style-name="T3">c</text:span></text:p>
        </draw:rect>
        <draw:custom-shape draw:style-name="gr2" draw:text-style-name="P1" draw:layer="layout" svg:width="0.9cm" svg:height="6.6cm" draw:transform="rotate (1.5707963267946) translate (10.4cm 4.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0.9cm" svg:height="5.7cm" draw:transform="rotate (1.5707963267946) translate (4.6cm 4.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3.8cm" svg:height="0.7cm" svg:x="5.9cm" svg:y="4.8cm">
          <draw:text-box>
            <text:p text:style-name="P3"><text:span text:style-name="T4">Header (required)</text:span></text:p>
          </draw:text-box>
        </draw:frame>
        <draw:frame draw:style-name="gr3" draw:text-style-name="P4" draw:layer="layout" svg:width="3.4cm" svg:height="0.7cm" svg:x="12.4cm" svg:y="4.8cm">
          <draw:text-box>
            <text:p text:style-name="P3"><text:span text:style-name="T4">Body (option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2T18:19:04</meta:creation-date>
    <dc:date>2018-04-12T18:48:36</dc:date>
    <meta:editing-duration>PT13M31S</meta:editing-duration>
    <meta:editing-cycles>2</meta:editing-cycles>
    <meta:generator>OpenOffice/4.1.5$Unix OpenOffice.org_project/415m1$Build-9789</meta:generator>
    <meta:document-statistic meta:object-count="11"/>
  </office:meta>
</office:document-meta>
</file>